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style:font-name="Pyidaungsu" fo:font-size="6pt" officeooo:rsid="00041aef" style:font-size-asian="5.25pt" style:font-size-complex="6pt"/>
    </style:style>
    <style:style style:name="P5" style:family="paragraph" style:parent-style-name="Standard">
      <style:text-properties officeooo:paragraph-rsid="00041aef"/>
    </style:style>
    <style:style style:name="P6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1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13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00f9ae3" style:font-size-asian="10pt" style:font-name-complex="Pyidaungsu" style:font-size-complex="10pt"/>
    </style:style>
    <style:style style:name="P17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18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19" style:family="paragraph" style:parent-style-name="Standard">
      <style:paragraph-properties fo:margin-top="0.0398in" fo:margin-bottom="0.0398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Table_20_Contents">
      <style:text-properties style:font-name="Pyidaungsu" fo:font-size="10pt" style:font-size-asian="10pt" style:font-size-complex="10pt"/>
    </style:style>
    <style:style style:name="P22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2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00f9ae3" style:font-size-asian="10pt" style:font-name-complex="Pyidaungsu" style:font-size-complex="10pt"/>
    </style:style>
    <style:style style:name="P2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27" style:family="paragraph">
      <loext:graphic-properties draw:fill="none"/>
      <style:paragraph-properties fo:text-align="center"/>
      <style:text-properties fo:font-size="12pt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style:font-name="Arial" fo:font-size="8pt" officeooo:rsid="088bc3b2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fo:font-size="8pt" officeooo:rsid="088bc3b2" style:font-size-asian="8pt" style:font-size-complex="8pt"/>
    </style:style>
    <style:style style:name="T4" style:family="text">
      <style:text-properties fo:font-size="8pt" officeooo:rsid="088d7551" style:font-size-asian="8pt" style:font-size-complex="8pt"/>
    </style:style>
    <style:style style:name="T5" style:family="text">
      <style:text-properties fo:font-size="8pt" officeooo:rsid="088fed90" style:font-size-asian="8pt" style:font-size-complex="8pt"/>
    </style:style>
    <style:style style:name="T6" style:family="text">
      <style:text-properties fo:font-size="8pt" officeooo:rsid="01b3066c" style:font-size-asian="8pt" style:font-size-complex="8pt"/>
    </style:style>
    <style:style style:name="T7" style:family="text">
      <style:text-properties style:font-name="Pyidaungsu" fo:font-size="6pt" officeooo:rsid="01b3066c" style:font-size-asian="6pt" style:font-size-complex="6pt"/>
    </style:style>
    <style:style style:name="T8" style:family="text">
      <style:text-properties officeooo:rsid="01b3066c"/>
    </style:style>
    <style:style style:name="T9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style:font-name="Pyidaungsu1"/>
    </style:style>
    <style:style style:name="T13" style:family="text">
      <style:text-properties officeooo:rsid="088fed90"/>
    </style:style>
    <style:style style:name="T14" style:family="text">
      <style:text-properties fo:font-size="6pt" officeooo:rsid="01b3066c" style:font-size-asian="6pt" style:font-size-complex="6pt"/>
    </style:style>
    <style:style style:name="T15" style:family="text">
      <style:text-properties officeooo:rsid="088fed90" style:font-size-asian="6pt"/>
    </style: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</text:user-field-decls>
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r=obj%22" text:style-name="Internet_20_link" text:visited-style-name="Visited_20_Internet_20_Link"><text:span text:style-name="T3">with="r=obj"</text:span></text:a></text:p>
      <text:p text:style-name="P7"><text:a xlink:type="simple" xlink:href="py3o://for=%22e_obj%20in%20r.employee_ids%22" text:style-name="Internet_20_link" text:visited-style-name="Visited_20_Internet_20_Link"><text:span text:style-name="T4">for="e_obj in r.employee_ids"</text:span></text:a></text:p>
      <text:p text:style-name="P6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1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18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1">လစာဝင်ငွေခွန်နုတ်ယူပေးသွင်းခြင်းဆိုင်ရာ အထောက်အထား လက်မှတ်</text:p>
            <text:p text:style-name="P13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0">လစာဝင်ငွေခွန်နုတ်ယူခြင်းခံရသူ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0" draw:name="Shape3_20" draw:style-name="gr1" draw:text-style-name="P28" svg:x1="0.8925in" svg:y1="0.3181in" svg:x2="3.3697in" svg:y2="0.3083in"><text:p/></draw:line><text:span text:style-name="T11">ဝန်ထမ်းအမည် <text:s/></text:span><text:span text:style-name="T9"><text:user-field-get text:name="py3o.o.name">name</text:user-field-get></text:span></text:p>
          </table:table-cell>
          <table:table-cell table:style-name="Table4.A1" office:value-type="string">
            <text:p text:style-name="P22"/>
          </table:table-cell>
          <table:table-cell table:style-name="Table4.A1" table:number-rows-spanned="2" office:value-type="string">
            <text:p text:style-name="P14"><draw:line text:anchor-type="paragraph" draw:z-index="6" draw:name="Shape3_5" draw:style-name="gr1" draw:text-style-name="P27" svg:x1="1.7909in" svg:y1="0.3528in" svg:x2="3.4791in" svg:y2="0.3484in"><text:p/></draw:line><text:span text:style-name="T11">ကုမ္ပဏီ/ဌာန/အဖွဲ့အစည်းအမည် <text:s/></text:span><text:span text:style-name="T9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4"><draw:line text:anchor-type="paragraph" draw:z-index="1" draw:name="Shape3_0" draw:style-name="gr1" draw:text-style-name="P28" svg:x1="0.8925in" svg:y1="0.3701in" svg:x2="3.3697in" svg:y2="0.3602in"><text:p/></draw:line><text:span text:style-name="T11">ရာထူး/တာဝန် <text:s text:c="2"/></text:span><text:span text:style-name="T9"><text:user-field-get text:name="py3o.o.job_id.name">job_name</text:user-field-get></text:span></text:p>
          </table:table-cell>
          <table:table-cell table:style-name="Table4.A1" office:value-type="string">
            <text:p text:style-name="P22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14"><draw:line text:anchor-type="paragraph" draw:z-index="3" draw:name="Shape3_2" draw:style-name="gr1" draw:text-style-name="P28" svg:x1="1.8744in" svg:y1="0.3382in" svg:x2="3.3744in" svg:y2="0.3283in"><text:p/></draw:line><text:span text:style-name="T11">နိင်ငံသားစိစစ်ရေးကတ်ပြားအမှတ် </text:span><text:span text:style-name="T9"><text:user-field-get text:name="py3o.o.nrc">nrc</text:user-field-get>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4"><draw:line text:anchor-type="paragraph" draw:z-index="7" draw:name="Shape3_6" draw:style-name="gr1" draw:text-style-name="P27" svg:x1="1.8846in" svg:y1="0.3484in" svg:x2="3.4791in" svg:y2="0.3484in"><text:p/></draw:line><text:span text:style-name="T11">အခွန်ထမ်းမှတ်ပုံတင်အမှတ် (TIN) <text:s/></text:span><text:span text:style-name="T10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2"><draw:line text:anchor-type="paragraph" draw:z-index="2" draw:name="Shape3_1" draw:style-name="gr1" draw:text-style-name="P28" svg:x1="0.7984in" svg:y1="0.3382in" svg:x2="3.374in" svg:y2="0.3283in"><text:p/></draw:line><draw:line text:anchor-type="paragraph" draw:z-index="8" draw:name="Shape3_7" draw:style-name="gr1" draw:text-style-name="P27" svg:x1="4.1866in" svg:y1="0.3484in" svg:x2="7.2291in" svg:y2="0.3484in"><text:p/></draw:line>နေရပ်လိပ်စာ <text:s/><text:span text:style-name="T12"><text:user-field-get text:name="py3o.o.address_id.street">employee_street</text:user-field-get></text:span></text:p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2">လိပ်စာ <text:s/><text:span text:style-name="T12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2"><draw:line text:anchor-type="paragraph" draw:z-index="4" draw:name="Shape3_3" draw:style-name="gr1" draw:text-style-name="P27" svg:x1="1.6343in" svg:y1="0.3602in" svg:x2="3.385in" svg:y2="0.3484in"><text:p/></draw:line><draw:line text:anchor-type="paragraph" draw:z-index="9" draw:name="Shape3_8" draw:style-name="gr1" draw:text-style-name="P27" svg:x1="5.3638in" svg:y1="0.352in" svg:x2="7.2291in" svg:y2="0.3484in"><text:p/></draw:line>ယခင်အခွန်ပေးသွင်းခဲ့သည့်ရုံး <text:s/><text:span text:style-name="T12"><text:user-field-get text:name="py3o.o.previous_tax_office">previous_tax_office</text:user-field-get></text:span></text:p>
          </table:table-cell>
          <table:table-cell table:style-name="Table4.A1" office:value-type="string">
            <text:p text:style-name="P22"/>
          </table:table-cell>
          <table:table-cell table:style-name="Table4.A1" table:number-rows-spanned="2" office:value-type="string">
            <text:p text:style-name="P12">စည်းကြပ်မှုခံယူသည့်အခွန်ရုံး <text:s/><text:span text:style-name="T12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2"><draw:line text:anchor-type="paragraph" draw:z-index="5" draw:name="Shape3_4" draw:style-name="gr1" draw:text-style-name="P28" svg:x1="1.8744in" svg:y1="0.3382in" svg:x2="3.3744in" svg:y2="0.3283in"><text:p/></draw:line>ယခင်အခွန်ထမ်းမှတ်ပုံတင်အမှတ် <text:s/><text:span text:style-name="T12"><text:user-field-get text:name="py3o.o.previous_tax_no">previous_tax_no</text:user-field-get></text:span></text:p>
          </table:table-cell>
          <table:table-cell table:style-name="Table4.A1" office:value-type="string">
            <text:p text:style-name="P22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19">စဥ်</text:p>
          </table:table-cell>
          <table:table-cell table:style-name="Table5.A1" office:value-type="string">
            <text:p text:style-name="P20">လအမည်</text:p>
          </table:table-cell>
          <table:table-cell table:style-name="Table5.A1" office:value-type="string">
            <text:p text:style-name="P20">ရရှိသည့် လစာဝင်ငွေ</text:p>
            <text:p text:style-name="P20"><text:s/>စုစုပေါင်း (ကျပ်)</text:p>
          </table:table-cell>
          <table:table-cell table:style-name="Table5.A1" office:value-type="string">
            <text:p text:style-name="P20">ပေးဆောင်သည့် </text:p>
            <text:p text:style-name="P20">အခွန်(ကျပ်)</text:p>
          </table:table-cell>
          <table:table-cell table:style-name="Table5.A1" office:value-type="string">
            <text:p text:style-name="P20">အခွန်ပေးသွင်းမှု</text:p>
            <text:p text:style-name="P20">အထောက်အထား</text:p>
            <text:p text:style-name="P20">အမှတ်</text:p>
          </table:table-cell>
          <table:table-cell table:style-name="Table5.F1" office:value-type="string">
            <text:p text:style-name="P20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15"><text:a xlink:type="simple" xlink:href="py3o://for=%22i%20in%20range(1,13)%22" text:style-name="Internet_20_link" text:visited-style-name="Visited_20_Internet_20_Link"><text:span text:style-name="T15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24"><text:text-input text:description="py3o://function=&quot;r.number_list(i)&quot;">sr</text:text-input></text:p>
          </table:table-cell>
          <table:table-cell table:style-name="Table6.A2" office:value-type="string">
            <text:p text:style-name="P9"><text:text-input text:description="py3o://function=&quot;r.month_list(i, r.month)&quot;">month</text:text-input></text:p>
          </table:table-cell>
          <table:table-cell table:style-name="Table6.A2" office:value-type="string">
            <text:p text:style-name="P25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25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26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21"/>
          </table:table-cell>
        </table:table-row>
        <table:table-row table:style-name="TableLine2776661353648">
          <table:table-cell table:style-name="Table6.F2" table:number-columns-spanned="6" office:value-type="string">
            <text:p text:style-name="P16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9">စုစုပေါင်း</text:p>
          </table:table-cell>
          <table:table-cell table:style-name="Table7.B1" office:value-type="string">
            <text:p text:style-name="P25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25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21"/>
          </table:table-cell>
          <table:table-cell table:style-name="Table7.E1" office:value-type="string">
            <text:p text:style-name="P21"/>
          </table:table-cell>
        </table:table-row>
      </table:table>
      <text:p text:style-name="P2"/>
      <text:p text:style-name="P3"/>
      <text:p text:style-name="P1"/>
      <text:p text:style-name="P6"><text:a xlink:type="simple" xlink:href="py3o:///for" text:style-name="Internet_20_link" text:visited-style-name="Visited_20_Internet_20_Link"><text:span text:style-name="T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6%" draw:distance="2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56:45.084000000</dc:date>
    <meta:editing-duration>PT57M21S</meta:editing-duration>
    <meta:editing-cycles>10</meta:editing-cycles>
    <meta:generator>LibreOffice/6.4.7.2$Windows_X86_64 LibreOffice_project/639b8ac485750d5696d7590a72ef1b496725cfb5</meta:generator>
    <meta:document-statistic meta:table-count="7" meta:image-count="0" meta:object-count="0" meta:page-count="1" meta:paragraph-count="42" meta:word-count="89" meta:character-count="697" meta:non-whitespace-character-count="651"/>
  </office:meta>
</office:document-meta>
</file>